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DataRecord.FileDataRecord( DataIdentifier identifier ,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DataRecord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ataRecord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ataRecord.ge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